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ECCAD21901BEBEEE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shapes>
          <draw:frame draw:z-index="0" draw:style-name="gr1" draw:text-style-name="P1" svg:width="27.637cm" svg:height="15.545cm" svg:x="7.892cm" svg:y="0.075cm">
            <draw:object draw:notify-on-update-of-ranges="Arkusz1.A1:Arkusz1.A1 Arkusz1.A2:Arkusz1.A30 Arkusz1.B1:Arkusz1.B1 Arkusz1.B2:Arkusz1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(cm)</text:p>
          </table:table-cell>
          <table:table-cell office:value-type="string" calcext:value-type="string">
            <text:p>N(n<text:span text:style-name="T1">0</text:span><text:span text:style-name="T2">)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73" calcext:value-type="float">
            <text:p>77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31" calcext:value-type="float">
            <text:p>89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46" calcext:value-type="float">
            <text:p>109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273" calcext:value-type="float">
            <text:p>122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573" calcext:value-type="float">
            <text:p>125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094" calcext:value-type="float">
            <text:p>130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649" calcext:value-type="float">
            <text:p>136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681" calcext:value-type="float">
            <text:p>136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225" calcext:value-type="float">
            <text:p>132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310" calcext:value-type="float">
            <text:p>133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009" calcext:value-type="float">
            <text:p>1300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009" calcext:value-type="float">
            <text:p>1300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767" calcext:value-type="float">
            <text:p>127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609" calcext:value-type="float">
            <text:p>126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511" calcext:value-type="float">
            <text:p>115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110" calcext:value-type="float">
            <text:p>111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838" calcext:value-type="float">
            <text:p>108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68" calcext:value-type="float">
            <text:p>101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8:51:34.975290765</meta:creation-date>
    <dc:date>2024-03-10T19:14:32.041836187</dc:date>
    <meta:editing-duration>PT22M54S</meta:editing-duration>
    <meta:editing-cycles>7</meta:editing-cycles>
    <meta:generator>LibreOffice/7.3.7.2$Linux_X86_64 LibreOffice_project/30$Build-2</meta:generator>
    <meta:document-statistic meta:table-count="1" meta:cell-count="4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CCAD21901BEBEEE.svm"/>
      </style:chart-properties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638cm" svg:height="15.546cm" xlink:href=".." xlink:type="simple" chart:class="chart:scatter" chart:style-name="ch1">
        <chart:title svg:x="9.013cm" svg:y="0.446cm" chart:style-name="ch2">
          <text:p>Ilość neutronów w zależności od długości Bloku</text:p>
        </chart:title>
        <chart:subtitle svg:x="12.757cm" svg:y="1.535cm" chart:style-name="ch3">
          <text:p>p=10GeV/c</text:p>
        </chart:subtitle>
        <chart:legend chart:legend-position="end" svg:x="25.474cm" svg:y="7.474cm" style:legend-expansion="high" chart:style-name="ch4"/>
        <chart:plot-area chart:style-name="ch5" table:cell-range-address="Arkusz1.A1:Arkusz1.B30" chart:data-source-has-labels="row" svg:x="1.563cm" svg:y="2.528cm" svg:width="23.359cm" svg:height="11.727cm">
          <chart:coordinate-region svg:x="2.74cm" svg:y="2.727cm" svg:width="21.902cm" svg:height="10.881cm"/>
          <chart:axis chart:dimension="x" chart:name="primary-x" chart:style-name="ch6">
            <chart:title svg:x="12.775cm" svg:y="14.565cm" chart:style-name="ch7">
              <text:p>L(cm)</text:p>
            </chart:title>
          </chart:axis>
          <chart:axis chart:dimension="y" chart:name="primary-y" chart:style-name="ch8">
            <chart:title svg:x="0.451cm" svg:y="8.766cm" chart:style-name="ch9">
              <text:p>N(n)</text:p>
            </chart:title>
            <chart:grid chart:style-name="ch10" chart:class="major"/>
          </chart:axis>
          <chart:series chart:style-name="ch11" chart:values-cell-range-address="Arkusz1.B2:Arkusz1.B30" chart:label-cell-address="Arkusz1.B1:Arkusz1.B1" chart:class="chart:scatter">
            <chart:domain table:cell-range-address="Arkusz1.A2:Arkusz1.A30"/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(n0)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1.A2:Arkusz1.A30</svg:desc>
                </draw:g>
              </table:table-cell>
              <table:table-cell office:value-type="float" office:value="553">
                <text:p>553</text:p>
                <draw:g>
                  <svg:desc>Arkusz1.B2:Arkusz1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012">
                <text:p>3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445">
                <text:p>5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7773">
                <text:p>7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931">
                <text:p>8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0946">
                <text:p>10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2273">
                <text:p>12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2573">
                <text:p>125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094">
                <text:p>130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649">
                <text:p>136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3681">
                <text:p>136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3225">
                <text:p>13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310">
                <text:p>133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12767">
                <text:p>127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">
                <text:p>75</text:p>
              </table:table-cell>
              <table:table-cell office:value-type="float" office:value="12609">
                <text:p>12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12400">
                <text:p>12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">
                <text:p>85</text:p>
              </table:table-cell>
              <table:table-cell office:value-type="float" office:value="11511">
                <text:p>115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1110">
                <text:p>111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">
                <text:p>95</text:p>
              </table:table-cell>
              <table:table-cell office:value-type="float" office:value="10838">
                <text:p>108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10168">
                <text:p>101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